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Introdução</text:h>
      <text:p text:style-name="Text_20_body">A funcionalidade "Consulta de Pedido" permite visualizar todos os pedidos registrados no sistema, fornecendo ferramentas para pesquisa detalhada, aplicação de filtros e execução de ações relacionadas aos pedidos. Essa tela é essencial para manter o controle e organização do processo de gestão de pedidos.</text:p>
      <text:p text:style-name="Horizontal_20_Line"/>
      <text:h text:style-name="Heading_20_3" text:outline-level="3">2. Acesso à Consulta de Pedido</text:h>
      <text:list xml:id="list3514557496" text:style-name="L1">
        <text:list-item>
          <text:p text:style-name="P1"><text:span text:style-name="Strong_20_Emphasis">Acesso:</text:span></text:p>
          <text:list>
            <text:list-item>
              <text:p text:style-name="P1">No menu principal, clique no ícone <text:span text:style-name="Strong_20_Emphasis">Venda</text:span>.</text:p>
            </text:list-item>
            <text:list-item>
              <text:p text:style-name="P1">Selecione a opção <text:span text:style-name="Strong_20_Emphasis">Consulta de Pedido</text:span>.</text:p>
            </text:list-item>
          </text:list>
        </text:list-item>
        <text:list-item>
          <text:p text:style-name="P1"><text:span text:style-name="Strong_20_Emphasis">Elementos Principais da Tela:</text:span></text:p>
          <text:list>
            <text:list-item>
              <text:p text:style-name="P1"><text:span text:style-name="Strong_20_Emphasis">Filtros de Busca:</text:span> Campos para localizar registros por data, cliente, número de pedido, CNPJ, tipo de venda, entre outros.</text:p>
            </text:list-item>
            <text:list-item>
              <text:p text:style-name="P1"><text:span text:style-name="Strong_20_Emphasis">Botões Principais:</text:span></text:p>
              <text:list>
                <text:list-item>
                  <text:p text:style-name="P1"><text:span text:style-name="Strong_20_Emphasis">+Novo:</text:span> Permite inserir um novo pedido no sistema.</text:p>
                </text:list-item>
                <text:list-item>
                  <text:p text:style-name="P1"><text:span text:style-name="Strong_20_Emphasis">F1-Pesquisar:</text:span> Localiza registros com base nos filtros aplicados.</text:p>
                </text:list-item>
              </text:list>
            </text:list-item>
            <text:list-item>
              <text:p text:style-name="P1"><text:span text:style-name="Strong_20_Emphasis">Grid de Informações:</text:span> Exibe os registros de pedidos, incluindo colunas como:</text:p>
              <text:list>
                <text:list-item>
                  <text:p text:style-name="P1">Data de Emissão.</text:p>
                </text:list-item>
                <text:list-item>
                  <text:p text:style-name="P1">Razão Social.</text:p>
                </text:list-item>
                <text:list-item>
                  <text:p text:style-name="P1">Tipo de Venda.</text:p>
                </text:list-item>
                <text:list-item>
                  <text:p text:style-name="P1">Situação e Status.</text:p>
                </text:list-item>
                <text:list-item>
                  <text:p text:style-name="P1">Valor Total, entre outros campos personalizáveis.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3. Filtros de Busca</text:h>
      <text:h text:style-name="Heading_20_4" text:outline-level="4"><text:span text:style-name="Strong_20_Emphasis">Campos Disponíveis:</text:span></text:h>
      <text:list xml:id="list4129432024" text:style-name="L2">
        <text:list-item>
          <text:p text:style-name="P2"><text:span text:style-name="Strong_20_Emphasis">Barra de Pesquisa:</text:span> Permite buscar registros por:</text:p>
          <text:list>
            <text:list-item>
              <text:p text:style-name="P2">Nome ou Razão Social.</text:p>
            </text:list-item>
            <text:list-item>
              <text:p text:style-name="P2"><text:soft-page-break/>CNPJ.</text:p>
            </text:list-item>
            <text:list-item>
              <text:p text:style-name="P2">Número de Pedido ou Nota Fiscal.</text:p>
            </text:list-item>
            <text:list-item>
              <text:p text:style-name="P2">Valor.</text:p>
            </text:list-item>
          </text:list>
        </text:list-item>
      </text:list>
      <text:h text:style-name="Heading_20_4" text:outline-level="4"><text:span text:style-name="Strong_20_Emphasis">Filtro de Data:</text:span></text:h>
      <text:list xml:id="list1400308157" text:style-name="L3">
        <text:list-item>
          <text:p text:style-name="P3"><text:span text:style-name="Strong_20_Emphasis">Opções Disponíveis:</text:span></text:p>
          <text:list>
            <text:list-item>
              <text:p text:style-name="P3"><text:span text:style-name="Strong_20_Emphasis">Dt. Emissão:</text:span> Filtra pela data de emissão.</text:p>
            </text:list-item>
            <text:list-item>
              <text:p text:style-name="P3"><text:span text:style-name="Strong_20_Emphasis">Dt. Faturamento:</text:span> Filtra pela data de faturamento.</text:p>
            </text:list-item>
            <text:list-item>
              <text:p text:style-name="P3"><text:span text:style-name="Strong_20_Emphasis">Projeto Dt. Fim:</text:span> Filtra pela data de entrega prometida.</text:p>
            </text:list-item>
            <text:list-item>
              <text:p text:style-name="P3"><text:span text:style-name="Strong_20_Emphasis">NF Dt. Emissão:</text:span> Filtra pela data de emissão da nota fiscal.</text:p>
            </text:list-item>
            <text:list-item>
              <text:p text:style-name="P3"><text:span text:style-name="Strong_20_Emphasis">Dt. Competência:</text:span> Filtra pela data do serviço realizado.</text:p>
            </text:list-item>
          </text:list>
        </text:list-item>
      </text:list>
      <text:h text:style-name="Heading_20_4" text:outline-level="4"><text:span text:style-name="Strong_20_Emphasis">Períodos:</text:span></text:h>
      <text:list xml:id="list184333801" text:style-name="L4">
        <text:list-item>
          <text:p text:style-name="P4"><text:span text:style-name="Strong_20_Emphasis">Opções Predefinidas:</text:span></text:p>
          <text:list>
            <text:list-item>
              <text:p text:style-name="P4">Dia.</text:p>
            </text:list-item>
            <text:list-item>
              <text:p text:style-name="P4">Semana.</text:p>
            </text:list-item>
            <text:list-item>
              <text:p text:style-name="P4">Mês.</text:p>
            </text:list-item>
            <text:list-item>
              <text:p text:style-name="P4">Ano.</text:p>
            </text:list-item>
          </text:list>
        </text:list-item>
        <text:list-item>
          <text:p text:style-name="P4"><text:span text:style-name="Strong_20_Emphasis">Personalizado:</text:span></text:p>
          <text:list>
            <text:list-item>
              <text:p text:style-name="P4">Permite definir datas iniciais e finais manualmente ou por meio de um calendário interativo.</text:p>
            </text:list-item>
          </text:list>
        </text:list-item>
      </text:list>
      <text:h text:style-name="Heading_20_4" text:outline-level="4"><text:span text:style-name="Strong_20_Emphasis">Outros Filtros:</text:span></text:h>
      <text:list xml:id="list2868185850" text:style-name="L5">
        <text:list-item>
          <text:p text:style-name="P5"><text:span text:style-name="Strong_20_Emphasis">Agrupar Por:</text:span></text:p>
          <text:list>
            <text:list-item>
              <text:p text:style-name="P5">Cliente, Estágio, Funcionário, Representante, Situação, Situação Financeira, Status, Tipo de Venda.</text:p>
            </text:list-item>
          </text:list>
        </text:list-item>
        <text:list-item>
          <text:p text:style-name="P5"><text:span text:style-name="Strong_20_Emphasis">Filtros Rápidos:</text:span></text:p>
          <text:list>
            <text:list-item>
              <text:p text:style-name="P5">A Faturar, Faturadas, Arquivados.</text:p>
            </text:list-item>
          </text:list>
        </text:list-item>
      </text:list>
      <text:p text:style-name="Horizontal_20_Line"/>
      <text:h text:style-name="Heading_20_3" text:outline-level="3"><text:soft-page-break/>4. Ações Disponíveis na Tela</text:h>
      <text:h text:style-name="Heading_20_4" text:outline-level="4"><text:span text:style-name="Strong_20_Emphasis">Botão Ações:</text:span></text:h>
      <text:list xml:id="list851926475" text:style-name="L6">
        <text:list-item>
          <text:p text:style-name="P6"><text:span text:style-name="Strong_20_Emphasis">Faturar:</text:span> Executa o faturamento para o pedido selecionado.</text:p>
        </text:list-item>
        <text:list-item>
          <text:p text:style-name="P6"><text:span text:style-name="Strong_20_Emphasis">Nota Fiscal:</text:span> Permite a emissão de nota fiscal do pedido selecionado.</text:p>
        </text:list-item>
        <text:list-item>
          <text:p text:style-name="P6"><text:span text:style-name="Strong_20_Emphasis">Enviar para Venda:</text:span> Converte o pedido selecionado em uma venda.</text:p>
        </text:list-item>
        <text:list-item>
          <text:p text:style-name="P6"><text:span text:style-name="Strong_20_Emphasis">Arquivar:</text:span> Move o pedido para o estado de arquivado.</text:p>
        </text:list-item>
        <text:list-item>
          <text:p text:style-name="P6"><text:span text:style-name="Strong_20_Emphasis">Encaminhar:</text:span> Permite alterar o tipo ou modelo do pedido selecionado sem abrir o registro.</text:p>
        </text:list-item>
      </text:list>
      <text:h text:style-name="Heading_20_4" text:outline-level="4"><text:span text:style-name="Strong_20_Emphasis">Interações no Grid de Informações:</text:span></text:h>
      <text:list xml:id="list4136471985" text:style-name="L7">
        <text:list-item>
          <text:p text:style-name="P7"><text:span text:style-name="Strong_20_Emphasis">Visualizar Produtos Pedido:</text:span> Exibe os itens associados ao pedido diretamente no grid.</text:p>
        </text:list-item>
        <text:list-item>
          <text:p text:style-name="P7"><text:span text:style-name="Strong_20_Emphasis">Visualizar Total Pedido:</text:span> Mostra o valor total dos pedidos exibidos.</text:p>
        </text:list-item>
      </text:list>
      <text:p text:style-name="Horizontal_20_Line"/>
      <text:h text:style-name="Heading_20_3" text:outline-level="3">5. Dicas de Utilização</text:h>
      <text:list xml:id="list3584871770" text:style-name="L8">
        <text:list-item>
          <text:p text:style-name="P8">Utilize filtros específicos para evitar lentidão em consultas com grande volume de dados.</text:p>
        </text:list-item>
        <text:list-item>
          <text:p text:style-name="P8">Aproveite as funções de agrupar por para organizar melhor os registros.</text:p>
        </text:list-item>
        <text:list-item>
          <text:p text:style-name="P8">Sempre revise as informações antes de confirmar ações como faturar, cancelar ou arquivar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14T14:22:53.104000000</dc:date>
    <meta:editing-duration>PT2M35S</meta:editing-duration>
    <meta:editing-cycles>1</meta:editing-cycles>
    <meta:document-statistic meta:table-count="0" meta:image-count="0" meta:object-count="0" meta:page-count="3" meta:paragraph-count="58" meta:word-count="423" meta:character-count="2544" meta:non-whitespace-character-count="2225"/>
    <meta:generator>LibreOffice/7.3.2.2$Windows_X86_64 LibreOffice_project/49f2b1bff42cfccbd8f788c8dc32c1c309559be0</meta:generator>
  </office:meta>
</office:document-meta>
</file>